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ＭＳ ゴシック" svg:font-family="'ＭＳ ゴシック'" style:font-adornments="標準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スライム系" table:style-name="ta1">
        <office:forms form:automatic-focus="false" form:apply-design-mode="false"/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L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スライム</text:p>
          </table:table-cell>
          <table:table-cell office:value-type="string" calcext:value-type="string">
            <text:p>ホイミスライム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20" calcext:value-type="float">
            <text:p>220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60" calcext:value-type="float">
            <text:p>360</text:p>
          </table:table-cell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560" calcext:value-type="float">
            <text:p>560</text:p>
          </table:table-cell>
          <table:table-cell office:value-type="float" office:value="280" calcext:value-type="float">
            <text:p>280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430" calcext:value-type="float">
            <text:p>430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660" calcext:value-type="float">
            <text:p>66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0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0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0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0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0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0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0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0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0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0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0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0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0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0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0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0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0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0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0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0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0"/>
        </table:table-row>
        <table:table-row table:style-name="ro1" table:number-rows-repeated="1048475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ドラゴン系" table:style-name="ta1">
        <office:forms form:automatic-focus="false" form:apply-design-mode="false"/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L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ドラゴン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スカイドラゴン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60" calcext:value-type="float">
            <text:p>360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560" calcext:value-type="float">
            <text:p>560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860" calcext:value-type="float">
            <text:p>860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320" calcext:value-type="float">
            <text:p>1,320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5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5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5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5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5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5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5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5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5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5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5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5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5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5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5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5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5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5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5"/>
        </table:table-row>
        <table:table-row table:style-name="ro1" table:number-rows-repeated="1048475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けもの系" table:style-name="ta1">
        <office:forms form:automatic-focus="false" form:apply-design-mode="false"/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L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アントベア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5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5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5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5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5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5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5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5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5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5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5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5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5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5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5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5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5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5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5"/>
        </table:table-row>
        <table:table-row table:style-name="ro1" table:number-rows-repeated="1048475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とり系" table:style-name="ta1">
        <office:forms form:automatic-focus="false" form:apply-design-mode="false"/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ピッキー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ドラキー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table:number-columns-repeated="7"/>
          <table:table-cell office:value-type="float" office:value="90" calcext:value-type="float">
            <text:p>90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215" calcext:value-type="float">
            <text:p>215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330" calcext:value-type="float">
            <text:p>330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500" calcext:value-type="float">
            <text:p>500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0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0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0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0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0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0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0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0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0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0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0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0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0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0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0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0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0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0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0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0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0"/>
        </table:table-row>
        <table:table-row table:style-name="ro1" table:number-rows-repeated="1048475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しょくぶつ系" table:style-name="ta1">
        <office:forms form:automatic-focus="false" form:apply-design-mode="false"/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L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きりかぶおばけ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0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0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0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0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0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0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0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0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0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0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0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0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0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0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0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0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0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0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0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0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0"/>
        </table:table-row>
        <table:table-row table:style-name="ro1" table:number-rows-repeated="1048475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むし系" table:style-name="ta1">
        <office:forms form:automatic-focus="false" form:apply-design-mode="false"/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L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キリキリバッタ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140" calcext:value-type="float">
            <text:p>140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0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0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0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0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0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0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0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0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0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0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0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0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0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0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0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0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0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0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0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0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0"/>
        </table:table-row>
        <table:table-row table:style-name="ro1" table:number-rows-repeated="1048475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あくま系" table:style-name="ta1">
        <office:forms form:automatic-focus="false" form:apply-design-mode="false"/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L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グレムリン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180" calcext:value-type="float">
            <text:p>180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5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5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5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5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5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5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5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5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5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5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5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5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5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5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5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5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5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5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5"/>
        </table:table-row>
        <table:table-row table:style-name="ro1" table:number-rows-repeated="1048475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ゾンビ系" table:style-name="ta1">
        <table:table-column table:style-name="co1" table:default-cell-style-name="Default"/>
        <table:table-row table:style-name="ro1">
          <table:table-cell office:value-type="string" calcext:value-type="string">
            <text:p>L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 table:number-rows-repeated="1048475">
          <table:table-cell/>
        </table:table-row>
        <table:table-row table:style-name="ro1">
          <table:table-cell/>
        </table:table-row>
      </table:table>
      <table:table table:name="ぶっしつ系" table:style-name="ta1">
        <table:table-column table:style-name="co1" table:default-cell-style-name="Default"/>
        <table:table-row table:style-name="ro1">
          <table:table-cell office:value-type="string" calcext:value-type="string">
            <text:p>L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 table:number-rows-repeated="1048475">
          <table:table-cell/>
        </table:table-row>
        <table:table-row table:style-name="ro1">
          <table:table-cell/>
        </table:table-row>
      </table:table>
      <table:table table:name="？？？？系" table:style-name="ta1">
        <table:table-column table:style-name="co1" table:default-cell-style-name="Default"/>
        <table:table-row table:style-name="ro1">
          <table:table-cell office:value-type="string" calcext:value-type="string">
            <text:p>L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 table:number-rows-repeated="1048475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ＭＳ ゴシック" svg:font-family="'ＭＳ ゴシック'" style:font-adornments="標準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111P0" style:volatile="true">
      <number:number number:decimal-places="0" loext:min-decimal-places="0" number:min-integer-digits="1" number:grouping="true"/>
    </number:number-style>
    <number:number-style style:name="N111" number:title="ユーザー定義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style:style style:name="Default" style:family="table-cell" style:data-style-name="N111">
      <style:text-properties style:font-name="ＭＳ ゴシック" fo:font-family="'ＭＳ ゴシック'" style:font-style-name="標準" style:font-family-generic="modern" style:font-pitch="fixed" fo:font-size="10.5pt" style:font-name-asian="ＭＳ ゴシック" style:font-family-asian="'ＭＳ ゴシック'" style:font-style-name-asian="標準" style:font-family-generic-asian="modern" style:font-pitch-asian="fixed" style:font-size-asian="10.5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状態" style:family="table-cell" style:parent-style-name="Default">
      <style:table-cell-properties loext:vertical-justify="auto"/>
      <style:paragraph-properties css3t:text-justify="auto"/>
    </style:style>
    <style:style style:name="エラー" style:family="table-cell" style:parent-style-name="状態">
      <style:table-cell-properties fo:background-color="#ff0000"/>
    </style:style>
    <style:style style:name="警告" style:family="table-cell" style:parent-style-name="状態">
      <style:table-cell-properties fo:background-color="#ffff00"/>
    </style:style>
    <style:style style:name="入力" style:family="table-cell" style:parent-style-name="状態">
      <style:table-cell-properties fo:background-color="#00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00/00/00</text:date>, <text:time style:data-style-name="N2" text:time-value="09:51:09.766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30T22:17:36.750000000</meta:creation-date>
    <meta:editing-duration>PT6H31M13S</meta:editing-duration>
    <meta:editing-cycles>55</meta:editing-cycles>
    <meta:generator>LibreOffice/6.3.4.2$Windows_X86_64 LibreOffice_project/60da17e045e08f1793c57c00ba83cdfce946d0aa</meta:generator>
    <dc:title>デフォルト</dc:title>
    <dc:date>2021-10-10T11:29:48.837000000</dc:date>
    <meta:document-statistic meta:table-count="10" meta:cell-count="1210" meta:object-count="0"/>
    <meta:template xlink:type="simple" xlink:actuate="onRequest" xlink:title="デフォルト" xlink:href="file:///C:/Users/Ti/AppData/Roaming/LibreOffice/4/user/template/デフォルト.ots" meta:date="2021-09-30T22:17:36.542000000"/>
  </office:meta>
</office:document-meta>
</file>